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2pt" officeooo:paragraph-rsid="0011b3c0" style:font-size-asian="12pt" style:font-name-complex="Arial2" style:font-size-complex="12pt"/>
    </style:style>
    <style:style style:name="P3" style:family="paragraph" style:parent-style-name="Standard">
      <style:text-properties officeooo:rsid="0011b3c0" officeooo:paragraph-rsid="0011b3c0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1b3c0" officeooo:paragraph-rsid="0011b3c0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2pt" officeooo:paragraph-rsid="0011b3c0" style:font-size-asian="12pt" style:font-name-complex="Arial2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2pt" officeooo:rsid="0015e2f1" officeooo:paragraph-rsid="0015e2f1" style:font-size-asian="12pt" style:font-name-complex="Arial2" style:font-size-complex="12pt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Arial1" fo:font-size="12pt" officeooo:rsid="0015e2f1" officeooo:paragraph-rsid="0015e2f1" style:font-size-asian="12pt" style:font-name-complex="Arial2" style:font-size-complex="12pt"/>
    </style:style>
    <style:style style:name="P8" style:family="paragraph" style:parent-style-name="Standard" style:list-style-name="L3">
      <style:paragraph-properties fo:text-align="justify" style:justify-single-word="false"/>
      <style:text-properties style:font-name="Arial1" fo:font-size="12pt" officeooo:rsid="0015e2f1" officeooo:paragraph-rsid="0015e2f1" style:font-size-asian="12pt" style:font-name-complex="Arial2" style:font-size-complex="12pt"/>
    </style:style>
    <style:style style:name="P9" style:family="paragraph" style:parent-style-name="Standard">
      <style:paragraph-properties fo:text-align="justify" style:justify-single-word="false"/>
      <style:text-properties officeooo:paragraph-rsid="0015e2f1"/>
    </style:style>
    <style:style style:name="P10" style:family="paragraph" style:parent-style-name="Standard" style:list-style-name="L2">
      <style:paragraph-properties fo:text-align="justify" style:justify-single-word="false"/>
      <style:text-properties officeooo:paragraph-rsid="0015e2f1"/>
    </style:style>
    <style:style style:name="P11" style:family="paragraph" style:parent-style-name="Standard" style:list-style-name="L2">
      <style:paragraph-properties fo:text-align="justify" style:justify-single-word="false"/>
      <style:text-properties officeooo:rsid="0015e2f1" officeooo:paragraph-rsid="0015e2f1"/>
    </style:style>
    <style:style style:name="P12" style:family="paragraph" style:parent-style-name="Standard">
      <style:text-properties officeooo:rsid="0015e2f1" officeooo:paragraph-rsid="0015e2f1"/>
    </style:style>
    <style:style style:name="P13" style:family="paragraph" style:parent-style-name="Standard">
      <style:text-properties officeooo:rsid="0015e2f1" officeooo:paragraph-rsid="0016fa5b"/>
    </style:style>
    <style:style style:name="T1" style:family="text">
      <style:text-properties style:font-name="Arial1" fo:font-size="12pt" style:font-size-asian="12pt" style:font-name-complex="Arial2" style:font-size-complex="12pt"/>
    </style:style>
    <style:style style:name="T2" style:family="text">
      <style:text-properties style:font-name="Arial1" fo:font-size="12pt" officeooo:rsid="0015e2f1" style:font-size-asian="12pt" style:font-name-complex="Arial2" style:font-size-complex="12pt"/>
    </style:style>
    <style:style style:name="T3" style:family="text">
      <style:text-properties officeooo:rsid="0015e2f1"/>
    </style:style>
    <style:style style:name="T4" style:family="text">
      <style:text-properties officeooo:rsid="0016fa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PRÁCTICA <text:s/><text:span text:style-name="T3">7</text:span> <text:s text:c="2"/>DE <text:s text:c="2"/>ENTORNOS <text:s/>1º <text:s/>DAW <text:s/>A <text:s text:c="5"/>GENERACIÓN DE DOCUMENTACIÓN</text:p>
      <text:p text:style-name="P3"/>
      <text:p text:style-name="Standard"/>
      <text:p text:style-name="P2">Se pide:</text:p>
      <text:p text:style-name="P2"/>
      <text:p text:style-name="P9"><text:span text:style-name="T1">Toman el código </text:span><text:span text:style-name="T2">de uno de los programas que tienen hechos de programación. Por ejemplo Naves, <text:s/>Serpiente o juego del Tres en Raya de Windows Forms.</text:span></text:p>
      <text:p text:style-name="P9"><text:span text:style-name="T2">Le añaden a</text:span><text:span text:style-name="T1"> ese código los comentarios de tres barras a “///” a cada atributo, propiedad, método, constructor y <text:s/>clase, para que al ejecutar la utilidad de generación de documentación, genere el archivo XML correspondiente.</text:span></text:p>
      <text:p text:style-name="P2"/>
      <text:p text:style-name="P6">Añadir también comentarios estandar tipo C#, como son <text:s/>// o /* */ <text:s/>comentando el funcionamiento del programa.</text:p>
      <text:p text:style-name="P6"/>
      <text:p text:style-name="P6">A parte de esto crearemos un documento texto, en donde pondremos:</text:p>
      <text:p text:style-name="P6"/>
      <text:list xml:id="list1206016171912118074" text:style-name="L1">
        <text:list-item>
          <text:p text:style-name="P7">Proyecto</text:p>
        </text:list-item>
        <text:list-item>
          <text:p text:style-name="P7">Fecha</text:p>
        </text:list-item>
        <text:list-item>
          <text:p text:style-name="P7">Autor</text:p>
        </text:list-item>
        <text:list-item>
          <text:p text:style-name="P7">Versión</text:p>
        </text:list-item>
        <text:list-item>
          <text:p text:style-name="P7">Clases que lo componen con sus métodos, atributos y propiedades. Sólo el esqueleto. Indicar los tipos de datos de estos atributos.</text:p>
        </text:list-item>
        <text:list-item>
          <text:p text:style-name="P7">Eventos que maneja el programa y a qué método llaman con sus parámetros.</text:p>
          <text:p text:style-name="P7"/>
        </text:list-item>
      </text:list>
      <text:p text:style-name="P6">El informe a realizare debe contener:</text:p>
      <text:p text:style-name="P6"/>
      <text:list xml:id="list3710640318764783491" text:style-name="L3">
        <text:list-item>
          <text:p text:style-name="P8">Carátula inicial, índice, enunciado y objetivos de la práctica.</text:p>
        </text:list-item>
      </text:list>
      <text:list xml:id="list6943168538942274728" text:style-name="L2">
        <text:list-item>
          <text:p text:style-name="P10"><text:span text:style-name="T2">C</text:span><text:span text:style-name="T1">ódigo </text:span><text:span text:style-name="T2">original sin comentarios, </text:span></text:p>
        </text:list-item>
        <text:list-item>
          <text:p text:style-name="P10"><text:span text:style-name="T2">Código </text:span><text:span text:style-name="T1">con los comentarios, </text:span></text:p>
        </text:list-item>
        <text:list-item>
          <text:p text:style-name="P10"><text:span text:style-name="T2">A</text:span><text:span text:style-name="T1">rchivo XML resultante, </text:span></text:p>
        </text:list-item>
        <text:list-item>
          <text:p text:style-name="P10"><text:span text:style-name="T2">El archivo documento anteriormente descrito. <text:s/></text:span></text:p>
        </text:list-item>
        <text:list-item>
          <text:p text:style-name="P11"><text:span text:style-name="T1">La explicación del proceso de generación de documentación, de la documentación y cuál es el objetivo de la realización de la documentación de un programa.</text:span></text:p>
        </text:list-item>
      </text:list>
      <text:p text:style-name="P2"/>
      <text:p text:style-name="Standard"/>
      <text:p text:style-name="Standard"/>
      <text:p text:style-name="Standard"/>
      <text:p text:style-name="P12"><text:tab/>Módulo de Entornos de Desarrollo 1º DAW.</text:p>
      <text:p text:style-name="P12"/>
      <text:p text:style-name="P13"><text:tab/><text:span text:style-name="T4">Jorge Rivero, profesor del módulo.</text:span></text:p>
      <text:p text:style-name="P13"/>
      <text:p text:style-name="P13"/>
      <text:p text:style-name="P13"/>
      <text:p text:style-name="P13"><text:tab/></text:p>
      <text:p text:style-name="P13"><text:tab/><text:tab/><text:tab/><text:tab/><text:tab/><text:tab/>Santa <text:s/>Cruz <text:s/>de <text:s/>Tenerife <text:s/>a <text:s text:c="2"/>24 <text:s/>de <text:s/>Enero <text:s/>de <text:s text:c="2"/>201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fo:background-color="transparent" style:dynamic-spacing="false" draw:fill="none" draw:fill-image-width="0cm" draw:fill-image-height="0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8S</meta:editing-duration>
    <meta:editing-cycles>9</meta:editing-cycles>
    <meta:generator>LibreOffice/5.1.3.2$Windows_x86 LibreOffice_project/644e4637d1d8544fd9f56425bd6cec110e49301b</meta:generator>
    <dc:date>2017-01-24T12:28:44.369000000</dc:date>
    <meta:document-statistic meta:table-count="0" meta:image-count="0" meta:object-count="0" meta:page-count="1" meta:paragraph-count="25" meta:word-count="231" meta:character-count="1388" meta:non-whitespace-character-count="1151"/>
    <meta:user-defined meta:name="Info 1"/>
    <meta:user-defined meta:name="Info 2"/>
    <meta:user-defined meta:name="Info 3"/>
    <meta:user-defined meta:name="Info 4"/>
  </office:meta>
</office:document-meta>
</file>